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90000011FBC7D22D4A2705B0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528cm" fo:min-width="0.35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098cm" fo:min-width="2.26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74cm" fo:min-width="2.118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528cm" fo:min-width="0.278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528cm" fo:min-width="1.48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316cm" fo:min-width="0.208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4.4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.947cm" fo:min-width="3.9cm"/>
    </style:style>
    <style:style style:name="P1" style:family="paragraph">
      <style:paragraph-properties fo:text-align="center"/>
    </style:style>
    <style:style style:name="P2" style:family="paragraph">
      <style:text-properties fo:background-color="#ffffff"/>
    </style:style>
    <style:style style:name="P3" style:family="paragraph">
      <loext:graphic-properties draw:fill="none" draw:fill-color="#ffffff"/>
      <style:text-properties fo:background-color="#ffffff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557cm" svg:height="10.124cm" svg:x="1.9cm" svg:y="5.576cm">
          <draw:image xlink:href="Pictures/10000000000001B90000011FBC7D22D4A2705B03.jpg" xlink:type="simple" xlink:show="embed" xlink:actuate="onLoad" loext:mime-type="image/jpeg">
            <text:p text:style-name="P1"/>
          </draw:image>
        </draw:frame>
        <draw:frame draw:style-name="gr2" draw:text-style-name="P3" draw:layer="layout" svg:width="6.4cm" svg:height="0.962cm" svg:x="8.5cm" svg:y="6.137cm">
          <draw:text-box>
            <text:p text:style-name="P2"><text:span text:style-name="T1">Birefringent sample <text:s/></text:span></text:p>
          </draw:text-box>
        </draw:frame>
        <draw:custom-shape draw:style-name="gr3" draw:text-style-name="P4" draw:layer="layout" svg:width="1.2cm" svg:height="1.1cm" svg:x="7.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902cm" svg:height="1.904cm" draw:transform="skewX (-0.0254818070791172) rotate (-0.0254818070791168) translate (5cm 13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7cm" svg:height="1.4cm" svg:x="11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1cm" svg:height="1.1cm" svg:x="5.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8cm" svg:height="1.1cm" svg:x="14.5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7cm" svg:height="0.6cm" svg:x="6.9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cm" svg:height="0.8cm" svg:x="8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4.9cm" svg:height="1cm" svg:x="3.3cm" svg:y="5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4cm" svg:height="2.197cm" draw:transform="skewX (-0.0504400153826362) rotate (-0.158475896081086) translate (14.492cm 7.849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3-22T18:23:27.909000000</dc:date>
    <meta:editing-duration>PT7M33S</meta:editing-duration>
    <meta:editing-cycles>2</meta:editing-cycles>
    <meta:generator>LibreOffice/6.3.4.2$Windows_X86_64 LibreOffice_project/60da17e045e08f1793c57c00ba83cdfce946d0aa</meta:generator>
    <meta:document-statistic meta:object-count="11"/>
  </office:meta>
</office:document-meta>
</file>